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54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Output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(A+1)*(B+2)*(C+3) + A*B*C</text:p>
          </table:table-cell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Outpu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-7224">
            <text:p>-7224</text:p>
          </table:table-cell>
          <table:table-cell/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([.F2]+1)*([.G2]+2)*([.H2]+3)+[.F2]*[.G2]*[.H2]" office:value-type="float" office:value="18448">
            <text:p>18448</text:p>
          </table:table-cell>
          <table:table-cell/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[.K2]*[.K2]*[.L2]*[.L2]*[.M2]*[.M2]" office:value-type="float" office:value="55472704">
            <text:p>5547270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-8593">
            <text:p>-8593</text:p>
          </table:table-cell>
          <table:table-cell/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formula="of:=([.F3]+1)*([.G3]+2)*([.H3]+3)+[.F3]*[.G3]*[.H3]" office:value-type="float" office:value="22704">
            <text:p>22704</text:p>
          </table:table-cell>
          <table:table-cell/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formula="of:=[.K3]*[.K3]*[.L3]*[.L3]*[.M3]*[.M3]" office:value-type="float" office:value="80568576">
            <text:p>8056857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-729174">
            <text:p>-729174</text:p>
          </table:table-cell>
          <table:table-cell/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formula="of:=([.F4]+1)*([.G4]+2)*([.H4]+3)+[.F4]*[.G4]*[.H4]" office:value-type="float" office:value="1508928">
            <text:p>1508928</text:p>
          </table:table-cell>
          <table:table-cell/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table:formula="of:=[.K4]*[.K4]*[.L4]*[.L4]*[.M4]*[.M4]" office:value-type="float" office:value="532316160000">
            <text:p>53231616000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-162397">
            <text:p>-162397</text:p>
          </table:table-cell>
          <table:table-cell/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table:formula="of:=([.F5]+1)*([.G5]+2)*([.H5]+3)+[.F5]*[.G5]*[.H5]" office:value-type="float" office:value="346392">
            <text:p>346392</text:p>
          </table:table-cell>
          <table:table-cell/>
          <table:table-cell office:value-type="float" office:value="84">
            <text:p>84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table:formula="of:=[.K5]*[.K5]*[.L5]*[.L5]*[.M5]*[.M5]" office:value-type="float" office:value="26501235264">
            <text:p>2650123526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-286344">
            <text:p>-286344</text:p>
          </table:table-cell>
          <table:table-cell/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table:formula="of:=([.F6]+1)*([.G6]+2)*([.H6]+3)+[.F6]*[.G6]*[.H6]" office:value-type="float" office:value="598806">
            <text:p>598806</text:p>
          </table:table-cell>
          <table:table-cell/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table:formula="of:=[.K6]*[.K6]*[.L6]*[.L6]*[.M6]*[.M6]" office:value-type="float" office:value="82126950084">
            <text:p>821269500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office:value-type="float" office:value="-2918">
            <text:p>-2918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table:formula="of:=([.F7]+1)*([.G7]+2)*([.H7]+3)+[.F7]*[.G7]*[.H7]" office:value-type="float" office:value="8838">
            <text:p>8838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8">
            <text:p>18</text:p>
          </table:table-cell>
          <table:table-cell table:formula="of:=[.K7]*[.K7]*[.L7]*[.L7]*[.M7]*[.M7]" office:value-type="float" office:value="10036224">
            <text:p>1003622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-50228">
            <text:p>-50228</text:p>
          </table:table-cell>
          <table:table-cell/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table:formula="of:=([.F8]+1)*([.G8]+2)*([.H8]+3)+[.F8]*[.G8]*[.H8]" office:value-type="float" office:value="112071">
            <text:p>112071</text:p>
          </table:table-cell>
          <table:table-cell/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table:formula="of:=[.K8]*[.K8]*[.L8]*[.L8]*[.M8]*[.M8]" office:value-type="float" office:value="2559550464">
            <text:p>255955046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office:value-type="float" office:value="-32167">
            <text:p>-32167</text:p>
          </table:table-cell>
          <table:table-cell/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table:formula="of:=([.F9]+1)*([.G9]+2)*([.H9]+3)+[.F9]*[.G9]*[.H9]" office:value-type="float" office:value="71172">
            <text:p>71172</text:p>
          </table:table-cell>
          <table:table-cell/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table:formula="of:=[.K9]*[.K9]*[.L9]*[.L9]*[.M9]*[.M9]" office:value-type="float" office:value="1042773264">
            <text:p>104277326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office:value-type="float" office:value="-23868">
            <text:p>-23868</text:p>
          </table:table-cell>
          <table:table-cell/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([.F10]+1)*([.G10]+2)*([.H10]+3)+[.F10]*[.G10]*[.H10]" office:value-type="float" office:value="59392">
            <text:p>59392</text:p>
          </table:table-cell>
          <table:table-cell/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8">
            <text:p>8</text:p>
          </table:table-cell>
          <table:table-cell table:formula="of:=[.K10]*[.K10]*[.L10]*[.L10]*[.M10]*[.M10]" office:value-type="float" office:value="585252864">
            <text:p>58525286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-7745">
            <text:p>-7745</text:p>
          </table:table-cell>
          <table:table-cell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formula="of:=([.F11]+1)*([.G11]+2)*([.H11]+3)+[.F11]*[.G11]*[.H11]" office:value-type="float" office:value="24856">
            <text:p>24856</text:p>
          </table:table-cell>
          <table:table-cell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formula="of:=[.K11]*[.K11]*[.L11]*[.L11]*[.M11]*[.M11]" office:value-type="float" office:value="62726400">
            <text:p>6272640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-145279">
            <text:p>-145279</text:p>
          </table:table-cell>
          <table:table-cell/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table:formula="of:=([.F12]+1)*([.G12]+2)*([.H12]+3)+[.F12]*[.G12]*[.H12]" office:value-type="float" office:value="313128">
            <text:p>313128</text:p>
          </table:table-cell>
          <table:table-cell/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table:formula="of:=[.K12]*[.K12]*[.L12]*[.L12]*[.M12]*[.M12]" office:value-type="float" office:value="21236649984">
            <text:p>2123664998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-42831">
            <text:p>-42831</text:p>
          </table:table-cell>
          <table:table-cell/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formula="of:=([.F13]+1)*([.G13]+2)*([.H13]+3)+[.F13]*[.G13]*[.H13]" office:value-type="float" office:value="93465">
            <text:p>93465</text:p>
          </table:table-cell>
          <table:table-cell/>
          <table:table-cell office:value-type="float" office:value="15">
            <text:p>15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formula="of:=[.K13]*[.K13]*[.L13]*[.L13]*[.M13]*[.M13]" office:value-type="float" office:value="1854594225">
            <text:p>18545942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-22247">
            <text:p>-22247</text:p>
          </table:table-cell>
          <table:table-cell/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table:formula="of:=([.F14]+1)*([.G14]+2)*([.H14]+3)+[.F14]*[.G14]*[.H14]" office:value-type="float" office:value="50142">
            <text:p>50142</text:p>
          </table:table-cell>
          <table:table-cell/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table:formula="of:=[.K14]*[.K14]*[.L14]*[.L14]*[.M14]*[.M14]" office:value-type="float" office:value="503553600">
            <text:p>5035536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-8086">
            <text:p>-8086</text:p>
          </table:table-cell>
          <table:table-cell/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([.F15]+1)*([.G15]+2)*([.H15]+3)+[.F15]*[.G15]*[.H15]" office:value-type="float" office:value="19960">
            <text:p>19960</text:p>
          </table:table-cell>
          <table:table-cell/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table:formula="of:=[.K15]*[.K15]*[.L15]*[.L15]*[.M15]*[.M15]" office:value-type="float" office:value="67240000">
            <text:p>67240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office:value-type="float" office:value="-8854">
            <text:p>-8854</text:p>
          </table:table-cell>
          <table:table-cell/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([.F16]+1)*([.G16]+2)*([.H16]+3)+[.F16]*[.G16]*[.H16]" office:value-type="float" office:value="22510">
            <text:p>22510</text:p>
          </table:table-cell>
          <table:table-cell/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19">
            <text:p>19</text:p>
          </table:table-cell>
          <table:table-cell table:formula="of:=[.K16]*[.K16]*[.L16]*[.L16]*[.M16]*[.M16]" office:value-type="float" office:value="86676100">
            <text:p>866761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-364174">
            <text:p>-364174</text:p>
          </table:table-cell>
          <table:table-cell/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formula="of:=([.F17]+1)*([.G17]+2)*([.H17]+3)+[.F17]*[.G17]*[.H17]" office:value-type="float" office:value="759594">
            <text:p>759594</text:p>
          </table:table-cell>
          <table:table-cell/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table:formula="of:=[.K17]*[.K17]*[.L17]*[.L17]*[.M17]*[.M17]" office:value-type="float" office:value="132969622500">
            <text:p>1329696225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office:value-type="float" office:value="-4890">
            <text:p>-4890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table:formula="of:=([.F18]+1)*([.G18]+2)*([.H18]+3)+[.F18]*[.G18]*[.H18]" office:value-type="float" office:value="12702">
            <text:p>12702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93">
            <text:p>93</text:p>
          </table:table-cell>
          <table:table-cell table:formula="of:=[.K18]*[.K18]*[.L18]*[.L18]*[.M18]*[.M18]" office:value-type="float" office:value="25220484">
            <text:p>2522048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office:value-type="float" office:value="-28322">
            <text:p>-28322</text:p>
          </table:table-cell>
          <table:table-cell/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table:formula="of:=([.F19]+1)*([.G19]+2)*([.H19]+3)+[.F19]*[.G19]*[.H19]" office:value-type="float" office:value="63052">
            <text:p>63052</text:p>
          </table:table-cell>
          <table:table-cell/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1">
            <text:p>31</text:p>
          </table:table-cell>
          <table:table-cell table:formula="of:=[.K19]*[.K19]*[.L19]*[.L19]*[.M19]*[.M19]" office:value-type="float" office:value="820478736">
            <text:p>82047873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office:value-type="float" office:value="-32314">
            <text:p>-32314</text:p>
          </table:table-cell>
          <table:table-cell/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table:formula="of:=([.F20]+1)*([.G20]+2)*([.H20]+3)+[.F20]*[.G20]*[.H20]" office:value-type="float" office:value="72780">
            <text:p>72780</text:p>
          </table:table-cell>
          <table:table-cell/>
          <table:table-cell office:value-type="float" office:value="38">
            <text:p>38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 table:formula="of:=[.K20]*[.K20]*[.L20]*[.L20]*[.M20]*[.M20]" office:value-type="float" office:value="1048205376">
            <text:p>1048205376</text:p>
          </table:table-cell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5">03/15/2020</text:date>, <text:time>19:58:5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Smith</meta:initial-creator>
    <meta:creation-date>2020-03-15T16:25:11.47</meta:creation-date>
    <dc:date>2020-03-15T19:58:53.45</dc:date>
    <dc:creator>John Smith</dc:creator>
    <meta:editing-duration>PT2H18M1S</meta:editing-duration>
    <meta:editing-cycles>1</meta:editing-cycles>
    <meta:document-statistic meta:table-count="3" meta:cell-count="240" meta:object-count="0"/>
    <meta:generator>OpenOffice/4.1.5$Win32 OpenOffice.org_project/415m1$Build-9789</meta:generator>
  </office:meta>
</office:document-meta>
</file>